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4cc" officeooo:paragraph-rsid="0013d4cc"/>
    </style:style>
    <style:style style:name="P2" style:family="paragraph" style:parent-style-name="Standard">
      <style:text-properties officeooo:rsid="0016f1c7" officeooo:paragraph-rsid="0016f1c7"/>
    </style:style>
    <style:style style:name="P3" style:family="paragraph" style:parent-style-name="Standard">
      <style:text-properties officeooo:rsid="0016f1c7" officeooo:paragraph-rsid="00199faa"/>
    </style:style>
    <style:style style:name="P4" style:family="paragraph" style:parent-style-name="Standard">
      <style:text-properties officeooo:rsid="0017117f" officeooo:paragraph-rsid="0017117f"/>
    </style:style>
    <style:style style:name="P5" style:family="paragraph" style:parent-style-name="Standard">
      <style:text-properties officeooo:rsid="001a0c48" officeooo:paragraph-rsid="001a0c48"/>
    </style:style>
    <style:style style:name="P6" style:family="paragraph" style:parent-style-name="Standard">
      <style:text-properties officeooo:rsid="001b6277" officeooo:paragraph-rsid="001b6277"/>
    </style:style>
    <style:style style:name="P7" style:family="paragraph" style:parent-style-name="Standard">
      <style:text-properties officeooo:rsid="00219804" officeooo:paragraph-rsid="00219804"/>
    </style:style>
    <style:style style:name="P8" style:family="paragraph" style:parent-style-name="Standard">
      <style:text-properties officeooo:rsid="002509fe" officeooo:paragraph-rsid="002509fe"/>
    </style:style>
    <style:style style:name="P9" style:family="paragraph" style:parent-style-name="Standard">
      <style:text-properties officeooo:rsid="0027e105" officeooo:paragraph-rsid="0027e105"/>
    </style:style>
    <style:style style:name="P10" style:family="paragraph" style:parent-style-name="Standard">
      <style:text-properties officeooo:rsid="002a05dd" officeooo:paragraph-rsid="002a05dd"/>
    </style:style>
    <style:style style:name="T1" style:family="text">
      <style:text-properties officeooo:rsid="00180d34"/>
    </style:style>
    <style:style style:name="T2" style:family="text">
      <style:text-properties officeooo:rsid="00199faa"/>
    </style:style>
    <style:style style:name="T3" style:family="text">
      <style:text-properties officeooo:rsid="001c37ff"/>
    </style:style>
    <style:style style:name="T4" style:family="text">
      <style:text-properties officeooo:rsid="001dfd25"/>
    </style:style>
    <style:style style:name="T5" style:family="text">
      <style:text-properties officeooo:rsid="001eaf66"/>
    </style:style>
    <style:style style:name="T6" style:family="text">
      <style:text-properties officeooo:rsid="00206b30"/>
    </style:style>
    <style:style style:name="T7" style:family="text">
      <style:text-properties officeooo:rsid="0026394f"/>
    </style:style>
    <style:style style:name="T8" style:family="text">
      <style:text-properties officeooo:rsid="00281cd4"/>
    </style:style>
    <style:style style:name="T9" style:family="text">
      <style:text-properties officeooo:rsid="00292d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ctronics left on for 5 minutes to heat up.</text:p>
      <text:p text:style-name="P1"/>
      <text:p text:style-name="P2"/>
      <text:p text:style-name="P4">(note that all radioactive materials are old and have hence reduced by a number of half-lives)</text:p>
      <text:p text:style-name="P2"/>
      <text:p text:style-name="P3">Calibration material: </text:p>
      <text:p text:style-name="P3"><text:span text:style-name="T1">-Caesium-137, 662 keV</text:span></text:p>
      <text:p text:style-name="P2">-<text:span text:style-name="T2">Americium-241, 59.5 keV</text:span></text:p>
      <text:p text:style-name="P2"/>
      <text:p text:style-name="P2"/>
      <text:p text:style-name="P5">Angles were measured by taking the left and right side of the detector and finding the average.</text:p>
      <text:p text:style-name="P6">The uncertainty on this was determined to be <text:span text:style-name="T3">0.</text:span><text:span text:style-name="T5">25</text:span><text:span text:style-name="T3"> degrees based on </text:span><text:span text:style-name="T6">half the</text:span><text:span text:style-name="T3"> resolution of the </text:span><text:span text:style-name="T4">graduation.</text:span></text:p>
      <text:p text:style-name="P6"/>
      <text:p text:style-name="P7">Note to self, don’t accidentally clear the graph</text:p>
      <text:p text:style-name="P7"/>
      <text:p text:style-name="P8">Measurements taken from the minimum to the left of the peak and to the end of the tail to the right of the <text:span text:style-name="T7">peak. </text:span><text:span text:style-name="T9">Note that to calculate the net counts the software assumes a linear transition between the minimum to the left and the tail to the right due to multiple scattering.</text:span></text:p>
      <text:p text:style-name="P8"/>
      <text:p text:style-name="P9">Measurements taken up to at least a net counts of 10<text:span text:style-name="T8">k</text:span></text:p>
      <text:p text:style-name="P9"/>
      <text:p text:style-name="P10">Note counts were stopped near 20 degrees off axis due to the likely introduction of direct detection from the sour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4:58:19.689012502</meta:creation-date>
    <dc:date>2023-02-15T16:16:22.667084743</dc:date>
    <meta:editing-duration>PT1H17M54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60" meta:character-count="901" meta:non-whitespace-character-count="751"/>
  </office:meta>
</office:document-meta>
</file>